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4.959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ile Name</text:p>
          </table:table-cell>
          <table:table-cell office:value-type="string">
            <text:p>Attributes</text:p>
          </table:table-cell>
        </table:table-row>
        <table:table-row table:style-name="ro1">
          <table:table-cell office:value-type="string">
            <text:p>chair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2.jpg</text:p>
          </table:table-cell>
          <table:table-cell office:value-type="string">
            <text:p>[“legs”, “surface”, “arm rests”, “blue”,”green”]</text:p>
          </table:table-cell>
        </table:table-row>
        <table:table-row table:style-name="ro1">
          <table:table-cell office:value-type="string">
            <text:p>chair3.jpg</text:p>
          </table:table-cell>
          <table:table-cell office:value-type="string">
            <text:p>[“legs”, “surface”, “black”,”wheels”]</text:p>
          </table:table-cell>
        </table:table-row>
        <table:table-row table:style-name="ro1">
          <table:table-cell office:value-type="string">
            <text:p>chair4.jpg</text:p>
          </table:table-cell>
          <table:table-cell office:value-type="string">
            <text:p>[“legs”, “surface”, “arm rests”, “red”]</text:p>
          </table:table-cell>
        </table:table-row>
        <table:table-row table:style-name="ro1">
          <table:table-cell office:value-type="string">
            <text:p>chair5.jpg</text:p>
          </table:table-cell>
          <table:table-cell office:value-type="string">
            <text:p>[“legs”, “arm rests”, “surface”, “brown”]</text:p>
          </table:table-cell>
        </table:table-row>
        <table:table-row table:style-name="ro1">
          <table:table-cell office:value-type="string">
            <text:p>chair6.jpg</text:p>
          </table:table-cell>
          <table:table-cell office:value-type="string">
            <text:p>[“legs”, “rectangular surface”, “arm rests”, “black”]</text:p>
          </table:table-cell>
        </table:table-row>
        <table:table-row table:style-name="ro1">
          <table:table-cell office:value-type="string">
            <text:p>chair7.jpg</text:p>
          </table:table-cell>
          <table:table-cell office:value-type="string">
            <text:p>[“legs”, “surface”, “arm rests”, “brown”]</text:p>
          </table:table-cell>
        </table:table-row>
        <table:table-row table:style-name="ro1">
          <table:table-cell office:value-type="string">
            <text:p>chair8.jpg</text:p>
          </table:table-cell>
          <table:table-cell office:value-type="string">
            <text:p>[“legs”, “rectangular surface”, “red”]</text:p>
          </table:table-cell>
        </table:table-row>
        <table:table-row table:style-name="ro1">
          <table:table-cell office:value-type="string">
            <text:p>chair9.jpg</text:p>
          </table:table-cell>
          <table:table-cell office:value-type="string">
            <text:p>[“legs”, “rectangular surface”, “red”]</text:p>
          </table:table-cell>
        </table:table-row>
        <table:table-row table:style-name="ro1">
          <table:table-cell office:value-type="string">
            <text:p>chair10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11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chair12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13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chair14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15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16.jpg</text:p>
          </table:table-cell>
          <table:table-cell office:value-type="string">
            <text:p>[“legs”, “surface”, “brown”]</text:p>
          </table:table-cell>
        </table:table-row>
        <table:table-row table:style-name="ro1">
          <table:table-cell office:value-type="string">
            <text:p>chair1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chair18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19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chair20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chair21.jpg</text:p>
          </table:table-cell>
          <table:table-cell office:value-type="string">
            <text:p>[“legs”, “wheels”, “rectangular surface”, “arm rests”, “black”]</text:p>
          </table:table-cell>
        </table:table-row>
        <table:table-row table:style-name="ro1">
          <table:table-cell office:value-type="string">
            <text:p>chair22.jpg</text:p>
          </table:table-cell>
          <table:table-cell office:value-type="string">
            <text:p>[“legs”, “surface”, “arm rests”, “white”]</text:p>
          </table:table-cell>
        </table:table-row>
        <table:table-row table:style-name="ro1">
          <table:table-cell office:value-type="string">
            <text:p>chair23.jpg</text:p>
          </table:table-cell>
          <table:table-cell office:value-type="string">
            <text:p>[“legs”, “rectangular surface”, “gray”]</text:p>
          </table:table-cell>
        </table:table-row>
        <table:table-row table:style-name="ro1">
          <table:table-cell office:value-type="string">
            <text:p>chair24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25.jpg</text:p>
          </table:table-cell>
          <table:table-cell office:value-type="string">
            <text:p>[“legs”, “rectangular surface”, “arm rests”, “brown”]</text:p>
          </table:table-cell>
        </table:table-row>
        <table:table-row table:style-name="ro1">
          <table:table-cell office:value-type="string">
            <text:p>chair26.jpg</text:p>
          </table:table-cell>
          <table:table-cell office:value-type="string">
            <text:p>[“legs”, “rectangular surface”, “arm rests”, “gray”]</text:p>
          </table:table-cell>
        </table:table-row>
        <table:table-row table:style-name="ro1">
          <table:table-cell office:value-type="string">
            <text:p>chair27.jpg</text:p>
          </table:table-cell>
          <table:table-cell office:value-type="string">
            <text:p>[“legs”, “rectangular surface”, “arm rests”, “beige”]</text:p>
          </table:table-cell>
        </table:table-row>
        <table:table-row table:style-name="ro1">
          <table:table-cell office:value-type="string">
            <text:p>chair28.jpg</text:p>
          </table:table-cell>
          <table:table-cell office:value-type="string">
            <text:p>[“legs”, “rectangular surface”, “arm rests”, “gray”]</text:p>
          </table:table-cell>
        </table:table-row>
        <table:table-row table:style-name="ro1">
          <table:table-cell office:value-type="string">
            <text:p>chair29.jpg</text:p>
          </table:table-cell>
          <table:table-cell office:value-type="string">
            <text:p>[“legs”, “rectangular surface”, “arm rests”, “wheels”, “purple”]</text:p>
          </table:table-cell>
        </table:table-row>
        <table:table-row table:style-name="ro1">
          <table:table-cell office:value-type="string">
            <text:p>chair30.jpg</text:p>
          </table:table-cell>
          <table:table-cell office:value-type="string">
            <text:p>[“legs”, “rectangular surface”, “arm rests”, “wheels”, “purple”]</text:p>
          </table:table-cell>
        </table:table-row>
        <table:table-row table:style-name="ro1">
          <table:table-cell office:value-type="string">
            <text:p>chair31.jpg</text:p>
          </table:table-cell>
          <table:table-cell office:value-type="string">
            <text:p>[“legs”, “rectangular surface”, “arm rests”, “wheels”, “purple”]</text:p>
          </table:table-cell>
        </table:table-row>
        <table:table-row table:style-name="ro1">
          <table:table-cell office:value-type="string">
            <text:p>chair32.jpg</text:p>
          </table:table-cell>
          <table:table-cell office:value-type="string">
            <text:p>[“legs”, “rectangular surface”, “arm rests”, “orange”]</text:p>
          </table:table-cell>
        </table:table-row>
        <table:table-row table:style-name="ro1">
          <table:table-cell office:value-type="string">
            <text:p>chair33.jpg</text:p>
          </table:table-cell>
          <table:table-cell office:value-type="string">
            <text:p>[“legs”, “rectangular surface”, “arm rests”, “orange”]</text:p>
          </table:table-cell>
        </table:table-row>
        <table:table-row table:style-name="ro1">
          <table:table-cell office:value-type="string">
            <text:p>chair34.jpg</text:p>
          </table:table-cell>
          <table:table-cell office:value-type="string">
            <text:p>[“legs”, “rectangular surface”, “pillow”, “arm rests”, “orange”]</text:p>
          </table:table-cell>
        </table:table-row>
        <table:table-row table:style-name="ro1">
          <table:table-cell office:value-type="string">
            <text:p>chair35.jpg</text:p>
          </table:table-cell>
          <table:table-cell office:value-type="string">
            <text:p>[“circular surface”, “pillows”, “red”]</text:p>
          </table:table-cell>
        </table:table-row>
        <table:table-row table:style-name="ro1">
          <table:table-cell office:value-type="string">
            <text:p>chair36.jpg</text:p>
          </table:table-cell>
          <table:table-cell office:value-type="string">
            <text:p>[“rectangular surface”, “red”]</text:p>
          </table:table-cell>
        </table:table-row>
        <table:table-row table:style-name="ro1">
          <table:table-cell office:value-type="string">
            <text:p>chair37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38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39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40.jpg</text:p>
          </table:table-cell>
          <table:table-cell office:value-type="string">
            <text:p>[“legs”, “white”]</text:p>
          </table:table-cell>
        </table:table-row>
        <table:table-row table:style-name="ro1">
          <table:table-cell office:value-type="string">
            <text:p>chair41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42.jpg</text:p>
          </table:table-cell>
          <table:table-cell office:value-type="string">
            <text:p>[“legs”, “rectangular surface”, “arm rests”, “black”]</text:p>
          </table:table-cell>
        </table:table-row>
        <table:table-row table:style-name="ro1">
          <table:table-cell office:value-type="string">
            <text:p>chair43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44.jpg</text:p>
          </table:table-cell>
          <table:table-cell office:value-type="string">
            <text:p>[“legs”, “surface”, “arm rests”, “brown”]</text:p>
          </table:table-cell>
        </table:table-row>
        <table:table-row table:style-name="ro1">
          <table:table-cell office:value-type="string">
            <text:p>chair45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46.jpg</text:p>
          </table:table-cell>
          <table:table-cell office:value-type="string">
            <text:p>[“legs”, “circular surface”, “arm rests”, “blue”]</text:p>
          </table:table-cell>
        </table:table-row>
        <table:table-row table:style-name="ro1">
          <table:table-cell office:value-type="string">
            <text:p>chair47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chair48.jpg</text:p>
          </table:table-cell>
          <table:table-cell office:value-type="string">
            <text:p>[“legs”, “surface”, “arm rests”, “red”]</text:p>
          </table:table-cell>
        </table:table-row>
        <table:table-row table:style-name="ro1">
          <table:table-cell office:value-type="string">
            <text:p>chair49.jpg</text:p>
          </table:table-cell>
          <table:table-cell office:value-type="string">
            <text:p>[“rectangular surface”, “beige”]</text:p>
          </table:table-cell>
        </table:table-row>
        <table:table-row table:style-name="ro1">
          <table:table-cell office:value-type="string">
            <text:p>chair50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51.jpg</text:p>
          </table:table-cell>
          <table:table-cell office:value-type="string">
            <text:p>[“leg”, “rectangular surface”, “arm rests”, “red”]</text:p>
          </table:table-cell>
        </table:table-row>
        <table:table-row table:style-name="ro1">
          <table:table-cell office:value-type="string">
            <text:p>chair52.jpg</text:p>
          </table:table-cell>
          <table:table-cell office:value-type="string">
            <text:p>[“legs”, “rectangular surface”, “pillow”, “slate red”]</text:p>
          </table:table-cell>
        </table:table-row>
        <table:table-row table:style-name="ro1">
          <table:table-cell office:value-type="string">
            <text:p>chair53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54.jpg</text:p>
          </table:table-cell>
          <table:table-cell office:value-type="string">
            <text:p>[“leg”, “surface”, “red”]</text:p>
          </table:table-cell>
        </table:table-row>
        <table:table-row table:style-name="ro1">
          <table:table-cell office:value-type="string">
            <text:p>chair55.jpg</text:p>
          </table:table-cell>
          <table:table-cell office:value-type="string">
            <text:p>[“leg”, “surface”, “red”]</text:p>
          </table:table-cell>
        </table:table-row>
        <table:table-row table:style-name="ro1">
          <table:table-cell office:value-type="string">
            <text:p>chair5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57.jpg</text:p>
          </table:table-cell>
          <table:table-cell office:value-type="string">
            <text:p>[“leg”, “surface”, “arm rests”, “black”]</text:p>
          </table:table-cell>
        </table:table-row>
        <table:table-row table:style-name="ro1">
          <table:table-cell office:value-type="string">
            <text:p>chair58.jpg</text:p>
          </table:table-cell>
          <table:table-cell office:value-type="string">
            <text:p>[“legs”, “arm rests”, “wheels”, “black”]</text:p>
          </table:table-cell>
        </table:table-row>
        <table:table-row table:style-name="ro1">
          <table:table-cell office:value-type="string">
            <text:p>chair59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60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chair61.jpg</text:p>
          </table:table-cell>
          <table:table-cell office:value-type="string">
            <text:p>[“legs”, “surface”, “black”]</text:p>
          </table:table-cell>
        </table:table-row>
        <table:table-row table:style-name="ro1">
          <table:table-cell office:value-type="string">
            <text:p>chair62.jpg</text:p>
          </table:table-cell>
          <table:table-cell office:value-type="string">
            <text:p>[“legs”, “arm rests”, “black”]</text:p>
          </table:table-cell>
        </table:table-row>
        <table:table-row table:style-name="ro1">
          <table:table-cell office:value-type="string">
            <text:p>chair63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64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65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66.jpg</text:p>
          </table:table-cell>
          <table:table-cell office:value-type="string">
            <text:p>[“legs”, “arm rest”, “white”]</text:p>
          </table:table-cell>
        </table:table-row>
        <table:table-row table:style-name="ro1">
          <table:table-cell office:value-type="string">
            <text:p>chair67.jpg</text:p>
          </table:table-cell>
          <table:table-cell office:value-type="string">
            <text:p>[“legs”, “surface”, “arm rest”, “brown”]</text:p>
          </table:table-cell>
        </table:table-row>
        <table:table-row table:style-name="ro1">
          <table:table-cell office:value-type="string">
            <text:p>chair68.jpg</text:p>
          </table:table-cell>
          <table:table-cell office:value-type="string">
            <text:p>[“legs”, “rectangular surface”, “silver”]</text:p>
          </table:table-cell>
        </table:table-row>
        <table:table-row table:style-name="ro1">
          <table:table-cell office:value-type="string">
            <text:p>chair69.jpg</text:p>
          </table:table-cell>
          <table:table-cell office:value-type="string">
            <text:p>[“legs”, “turquoise”]</text:p>
          </table:table-cell>
        </table:table-row>
        <table:table-row table:style-name="ro1">
          <table:table-cell office:value-type="string">
            <text:p>chair70.jpg</text:p>
          </table:table-cell>
          <table:table-cell office:value-type="string">
            <text:p>[“legs”, “surface”, “arm rests”, “wheels”, “beige”]</text:p>
          </table:table-cell>
        </table:table-row>
        <table:table-row table:style-name="ro1">
          <table:table-cell office:value-type="string">
            <text:p>chair71.jpg</text:p>
          </table:table-cell>
          <table:table-cell office:value-type="string">
            <text:p>[“legs”, “surface”, “arm rests”, “black”]</text:p>
          </table:table-cell>
        </table:table-row>
        <table:table-row table:style-name="ro1">
          <table:table-cell office:value-type="string">
            <text:p>chair7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73.jpg</text:p>
          </table:table-cell>
          <table:table-cell office:value-type="string">
            <text:p>[“legs”, “white”]</text:p>
          </table:table-cell>
        </table:table-row>
        <table:table-row table:style-name="ro1">
          <table:table-cell office:value-type="string">
            <text:p>chair74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75.jpg</text:p>
          </table:table-cell>
          <table:table-cell office:value-type="string">
            <text:p>[“legs”, “arm rests”, “wheels”, “black”]</text:p>
          </table:table-cell>
        </table:table-row>
        <table:table-row table:style-name="ro1">
          <table:table-cell office:value-type="string">
            <text:p>chair76.jpg</text:p>
          </table:table-cell>
          <table:table-cell office:value-type="string">
            <text:p>[“legs”, “rectangular surface”, “arm rest”, “wheels”, “black”]</text:p>
          </table:table-cell>
        </table:table-row>
        <table:table-row table:style-name="ro1">
          <table:table-cell office:value-type="string">
            <text:p>chair77.jpg</text:p>
          </table:table-cell>
          <table:table-cell office:value-type="string">
            <text:p>[“legs”, “black”]</text:p>
          </table:table-cell>
        </table:table-row>
        <table:table-row table:style-name="ro1">
          <table:table-cell office:value-type="string">
            <text:p>chair78.jpg</text:p>
          </table:table-cell>
          <table:table-cell office:value-type="string">
            <text:p>[“legs”, “rectangular surface”, “arm rest”, “wheels”, “black”]</text:p>
          </table:table-cell>
        </table:table-row>
        <table:table-row table:style-name="ro1">
          <table:table-cell office:value-type="string">
            <text:p>chair79.jpg</text:p>
          </table:table-cell>
          <table:table-cell office:value-type="string">
            <text:p>[“legs”, “rectangular surface”, “arm rests”, “wheels”, “black”]</text:p>
          </table:table-cell>
        </table:table-row>
        <table:table-row table:style-name="ro1">
          <table:table-cell office:value-type="string">
            <text:p>chair80.jpg</text:p>
          </table:table-cell>
          <table:table-cell office:value-type="string">
            <text:p>[“legs”, “surface”, “blue”]</text:p>
          </table:table-cell>
        </table:table-row>
        <table:table-row table:style-name="ro1">
          <table:table-cell office:value-type="string">
            <text:p>chair81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82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83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chair84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85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86.jpg</text:p>
          </table:table-cell>
          <table:table-cell office:value-type="string">
            <text:p>[“legs”, “surface”, “arm rests”, “white”]</text:p>
          </table:table-cell>
        </table:table-row>
        <table:table-row table:style-name="ro1">
          <table:table-cell office:value-type="string">
            <text:p>chair87.jpg</text:p>
          </table:table-cell>
          <table:table-cell office:value-type="string">
            <text:p>[“legs”, “surface”, “wheels”, “white”]</text:p>
          </table:table-cell>
        </table:table-row>
        <table:table-row table:style-name="ro1">
          <table:table-cell office:value-type="string">
            <text:p>chair88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89.jpg</text:p>
          </table:table-cell>
          <table:table-cell office:value-type="string">
            <text:p>[“leg”, “surface”, “black”]</text:p>
          </table:table-cell>
        </table:table-row>
        <table:table-row table:style-name="ro1">
          <table:table-cell office:value-type="string">
            <text:p>chair90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chair9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2">
          <table:table-cell office:value-type="string">
            <text:p>chair92<text:span text:style-name="T1">.jpg</text:span>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93.jpg</text:p>
          </table:table-cell>
          <table:table-cell office:value-type="string">
            <text:p>[“legs”, “surface”, “beige”]</text:p>
          </table:table-cell>
        </table:table-row>
        <table:table-row table:style-name="ro1">
          <table:table-cell office:value-type="string">
            <text:p>chair94.jpg</text:p>
          </table:table-cell>
          <table:table-cell office:value-type="string">
            <text:p>[“legs”, “rectangular surface”, “gray”]</text:p>
          </table:table-cell>
        </table:table-row>
        <table:table-row table:style-name="ro1">
          <table:table-cell office:value-type="string">
            <text:p>chair95.jpg</text:p>
          </table:table-cell>
          <table:table-cell office:value-type="string">
            <text:p>[“legs”, “surface”, “brown”]</text:p>
          </table:table-cell>
        </table:table-row>
        <table:table-row table:style-name="ro1">
          <table:table-cell office:value-type="string">
            <text:p>chair96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9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chair98.jpg</text:p>
          </table:table-cell>
          <table:table-cell office:value-type="string">
            <text:p>[“legs”, “surface”, “white”]</text:p>
          </table:table-cell>
        </table:table-row>
        <table:table-row table:style-name="ro1">
          <table:table-cell office:value-type="string">
            <text:p>chair99.jpg</text:p>
          </table:table-cell>
          <table:table-cell office:value-type="string">
            <text:p>[“leg”, “circular surface”, “arm rests”, “beige”]</text:p>
          </table:table-cell>
        </table:table-row>
        <table:table-row table:style-name="ro1">
          <table:table-cell office:value-type="string">
            <text:p>chair100.jpg</text:p>
          </table:table-cell>
          <table:table-cell office:value-type="string">
            <text:p>[“leg”, “circular surface”, “arm rests”, “beige”]</text:p>
          </table:table-cell>
        </table:table-row>
        <table:table-row table:style-name="ro1">
          <table:table-cell office:value-type="string">
            <text:p>table1.jpg</text:p>
          </table:table-cell>
          <table:table-cell office:value-type="string">
            <text:p>[“legs”, “rectangular surface”, “arm rests”, “light brown”]</text:p>
          </table:table-cell>
        </table:table-row>
        <table:table-row table:style-name="ro1">
          <table:table-cell office:value-type="string">
            <text:p>table2.jpg</text:p>
          </table:table-cell>
          <table:table-cell office:value-type="string">
            <text:p>[“legs”, “round surface”, “red”]</text:p>
          </table:table-cell>
        </table:table-row>
        <table:table-row table:style-name="ro1">
          <table:table-cell office:value-type="string">
            <text:p>table3.jpg</text:p>
          </table:table-cell>
          <table:table-cell office:value-type="string">
            <text:p>[“legs”, “round surface”, “beige”]</text:p>
          </table:table-cell>
        </table:table-row>
        <table:table-row table:style-name="ro1">
          <table:table-cell office:value-type="string">
            <text:p>table4.jpg</text:p>
          </table:table-cell>
          <table:table-cell office:value-type="string">
            <text:p>[“legs”, “round surface”, “beige”]</text:p>
          </table:table-cell>
        </table:table-row>
        <table:table-row table:style-name="ro1">
          <table:table-cell office:value-type="string">
            <text:p>table5.jpg</text:p>
          </table:table-cell>
          <table:table-cell office:value-type="string">
            <text:p>[“legs”, “round surface”, “white”]</text:p>
          </table:table-cell>
        </table:table-row>
        <table:table-row table:style-name="ro1">
          <table:table-cell office:value-type="string">
            <text:p>table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8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1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12.jpg</text:p>
          </table:table-cell>
          <table:table-cell office:value-type="string">
            <text:p>[“legs”, “triangluar surface”, “brown”]</text:p>
          </table:table-cell>
        </table:table-row>
        <table:table-row table:style-name="ro1">
          <table:table-cell office:value-type="string">
            <text:p>table13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table14.jpg</text:p>
          </table:table-cell>
          <table:table-cell office:value-type="string">
            <text:p>[“legs”, “rectangular surface”, “green”]</text:p>
          </table:table-cell>
        </table:table-row>
        <table:table-row table:style-name="ro1">
          <table:table-cell office:value-type="string">
            <text:p>table15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17.jpg</text:p>
          </table:table-cell>
          <table:table-cell office:value-type="string">
            <text:p>[“leg”, “circular surface”, “grey”]</text:p>
          </table:table-cell>
        </table:table-row>
        <table:table-row table:style-name="ro1">
          <table:table-cell office:value-type="string">
            <text:p>table18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19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20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21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22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23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24.jpg</text:p>
          </table:table-cell>
          <table:table-cell office:value-type="string">
            <text:p>[“legs”, “rectangular surface”, “black”, “base”]</text:p>
          </table:table-cell>
        </table:table-row>
        <table:table-row table:style-name="ro1">
          <table:table-cell office:value-type="string">
            <text:p>table25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2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2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28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table29.jpg</text:p>
          </table:table-cell>
          <table:table-cell office:value-type="string">
            <text:p>[“legs”, “circular surface”, “blue”]</text:p>
          </table:table-cell>
        </table:table-row>
        <table:table-row table:style-name="ro1">
          <table:table-cell office:value-type="string">
            <text:p>table30.jpg</text:p>
          </table:table-cell>
          <table:table-cell office:value-type="string">
            <text:p>[“leg”, “circular surface”, “green”]</text:p>
          </table:table-cell>
        </table:table-row>
        <table:table-row table:style-name="ro1">
          <table:table-cell office:value-type="string">
            <text:p>table31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32.jpg</text:p>
          </table:table-cell>
          <table:table-cell office:value-type="string">
            <text:p>[“base”, “rectangluar surface”, “brown”]</text:p>
          </table:table-cell>
        </table:table-row>
        <table:table-row table:style-name="ro1">
          <table:table-cell office:value-type="string">
            <text:p>table33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34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35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36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37.jpg</text:p>
          </table:table-cell>
          <table:table-cell office:value-type="string">
            <text:p>[“leg”, “circular surface”, “white”, “base”]</text:p>
          </table:table-cell>
        </table:table-row>
        <table:table-row table:style-name="ro1">
          <table:table-cell office:value-type="string">
            <text:p>table38.jpg</text:p>
          </table:table-cell>
          <table:table-cell office:value-type="string">
            <text:p>[“leg”, “rectangular surface”, “white”, “base”]</text:p>
          </table:table-cell>
        </table:table-row>
        <table:table-row table:style-name="ro1">
          <table:table-cell office:value-type="string">
            <text:p>table39.jpg</text:p>
          </table:table-cell>
          <table:table-cell office:value-type="string">
            <text:p>[“leg”, “circular surface”, “beige”, “base”]</text:p>
          </table:table-cell>
        </table:table-row>
        <table:table-row table:style-name="ro1">
          <table:table-cell office:value-type="string">
            <text:p>table40.jpg</text:p>
          </table:table-cell>
          <table:table-cell office:value-type="string">
            <text:p>[“leg”, “rectangular surface”, “white”, “base”]</text:p>
          </table:table-cell>
        </table:table-row>
        <table:table-row table:style-name="ro1">
          <table:table-cell office:value-type="string">
            <text:p>table41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4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43.jpg</text:p>
          </table:table-cell>
          <table:table-cell office:value-type="string">
            <text:p>[“legs”, “rectangular surface”, “blue”]</text:p>
          </table:table-cell>
        </table:table-row>
        <table:table-row table:style-name="ro1">
          <table:table-cell office:value-type="string">
            <text:p>table44.jpg</text:p>
          </table:table-cell>
          <table:table-cell office:value-type="string">
            <text:p>[“legs”, “circular surface”, “grey”]</text:p>
          </table:table-cell>
        </table:table-row>
        <table:table-row table:style-name="ro1">
          <table:table-cell office:value-type="string">
            <text:p>table4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46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4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48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49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50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51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53.jpg</text:p>
          </table:table-cell>
          <table:table-cell office:value-type="string">
            <text:p>[“leg”, “rectangular surface”, “black”]</text:p>
          </table:table-cell>
        </table:table-row>
        <table:table-row table:style-name="ro1">
          <table:table-cell office:value-type="string">
            <text:p>table54.jpg</text:p>
          </table:table-cell>
          <table:table-cell office:value-type="string">
            <text:p>[“legs”, “circular surface”, “beige”]</text:p>
          </table:table-cell>
        </table:table-row>
        <table:table-row table:style-name="ro1">
          <table:table-cell office:value-type="string">
            <text:p>table5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56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7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8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59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60.jpg</text:p>
          </table:table-cell>
          <table:table-cell office:value-type="string">
            <text:p>[“legs”, “circular surface”, “black”]</text:p>
          </table:table-cell>
        </table:table-row>
        <table:table-row table:style-name="ro1">
          <table:table-cell office:value-type="string">
            <text:p>table61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62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63.jpg</text:p>
          </table:table-cell>
          <table:table-cell office:value-type="string">
            <text:p>[“legs”, “circular surface”, “brown”]</text:p>
          </table:table-cell>
        </table:table-row>
        <table:table-row table:style-name="ro1">
          <table:table-cell office:value-type="string">
            <text:p>table64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65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66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table67.jpg</text:p>
          </table:table-cell>
          <table:table-cell office:value-type="string">
            <text:p>[“legs”, “rectangular surface”, “beige”]</text:p>
          </table:table-cell>
        </table:table-row>
        <table:table-row table:style-name="ro1">
          <table:table-cell office:value-type="string">
            <text:p>table68.jpg</text:p>
          </table:table-cell>
          <table:table-cell office:value-type="string">
            <text:p>[“legs”, “circular surface”, “white”]</text:p>
          </table:table-cell>
        </table:table-row>
        <table:table-row table:style-name="ro1">
          <table:table-cell office:value-type="string">
            <text:p>table69.jpg</text:p>
          </table:table-cell>
          <table:table-cell office:value-type="string">
            <text:p>[“leg”, “circular surface”, “white”]</text:p>
          </table:table-cell>
        </table:table-row>
        <table:table-row table:style-name="ro1">
          <table:table-cell office:value-type="string">
            <text:p>table70.jpg</text:p>
          </table:table-cell>
          <table:table-cell office:value-type="string">
            <text:p>[“legs”, “rectangular surface”, “white”]</text:p>
          </table:table-cell>
        </table:table-row>
        <table:table-row table:style-name="ro1">
          <table:table-cell office:value-type="string">
            <text:p>table71.jpg</text:p>
          </table:table-cell>
          <table:table-cell office:value-type="string">
            <text:p>[“legs”, “rectangular surface”, “black”]</text:p>
          </table:table-cell>
        </table:table-row>
        <table:table-row table:style-name="ro1">
          <table:table-cell office:value-type="string">
            <text:p>table72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73.jpg</text:p>
          </table:table-cell>
          <table:table-cell office:value-type="string">
            <text:p>[“legs”, “rectangular surface”, “brown”]</text:p>
          </table:table-cell>
        </table:table-row>
        <table:table-row table:style-name="ro1">
          <table:table-cell office:value-type="string">
            <text:p>table74.jpg</text:p>
          </table:table-cell>
          <table:table-cell office:value-type="string">
            <text:p>[“legs”, “rectangular surface”, “grey”, “base”]</text:p>
          </table:table-cell>
        </table:table-row>
        <table:table-row table:style-name="ro1">
          <table:table-cell office:value-type="string">
            <text:p>table75.jpg</text:p>
          </table:table-cell>
          <table:table-cell office:value-type="string">
            <text:p>[“legs”, “rectangular surface”, “grey”]</text:p>
          </table:table-cell>
        </table:table-row>
        <table:table-row table:style-name="ro1">
          <table:table-cell office:value-type="string">
            <text:p>sofa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3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4.jpg</text:p>
          </table:table-cell>
          <table:table-cell office:value-type="string">
            <text:p>[“legs”, “cushions”, “dark green”]</text:p>
          </table:table-cell>
        </table:table-row>
        <table:table-row table:style-name="ro1">
          <table:table-cell office:value-type="string">
            <text:p>sofa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6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8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9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10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11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12.jpg</text:p>
          </table:table-cell>
          <table:table-cell office:value-type="string">
            <text:p>[“legs”, “pillows”, “cushions”, “brown”]</text:p>
          </table:table-cell>
        </table:table-row>
        <table:table-row table:style-name="ro1">
          <table:table-cell office:value-type="string">
            <text:p>sofa13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4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15.jpg</text:p>
          </table:table-cell>
          <table:table-cell office:value-type="string">
            <text:p>[“legs”, “pillow”, “grey”]</text:p>
          </table:table-cell>
        </table:table-row>
        <table:table-row table:style-name="ro1">
          <table:table-cell office:value-type="string">
            <text:p>sofa16.jpg</text:p>
          </table:table-cell>
          <table:table-cell office:value-type="string">
            <text:p>[“legs”, “pillow”, “grey”]</text:p>
          </table:table-cell>
        </table:table-row>
        <table:table-row table:style-name="ro1">
          <table:table-cell office:value-type="string">
            <text:p>sofa17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8.jpg</text:p>
          </table:table-cell>
          <table:table-cell office:value-type="string">
            <text:p>[“legs”, “pillows”, “cushions”, “white”]</text:p>
          </table:table-cell>
        </table:table-row>
        <table:table-row table:style-name="ro1">
          <table:table-cell office:value-type="string">
            <text:p>sofa19.jpg</text:p>
          </table:table-cell>
          <table:table-cell office:value-type="string">
            <text:p>[“legs”, “cushions”, “green”]</text:p>
          </table:table-cell>
        </table:table-row>
        <table:table-row table:style-name="ro1">
          <table:table-cell office:value-type="string">
            <text:p>sofa20.jpg</text:p>
          </table:table-cell>
          <table:table-cell office:value-type="string">
            <text:p>[“legs”, “cushions”, “red”]</text:p>
          </table:table-cell>
        </table:table-row>
        <table:table-row table:style-name="ro1">
          <table:table-cell office:value-type="string">
            <text:p>sofa21.jpg</text:p>
          </table:table-cell>
          <table:table-cell office:value-type="string">
            <text:p>[“legs”, “pillows”, “cushions”, “red”]</text:p>
          </table:table-cell>
        </table:table-row>
        <table:table-row table:style-name="ro1">
          <table:table-cell office:value-type="string">
            <text:p>sofa2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23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24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25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26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2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28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29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30.jpg</text:p>
          </table:table-cell>
          <table:table-cell office:value-type="string">
            <text:p>[“legs”, “pillows”, “cushions”, “blue”]</text:p>
          </table:table-cell>
        </table:table-row>
        <table:table-row table:style-name="ro1">
          <table:table-cell office:value-type="string">
            <text:p>sofa31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32.jpg</text:p>
          </table:table-cell>
          <table:table-cell office:value-type="string">
            <text:p>[“legs”, “beige”]</text:p>
          </table:table-cell>
        </table:table-row>
        <table:table-row table:style-name="ro1">
          <table:table-cell office:value-type="string">
            <text:p>sofa33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34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3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36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37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38.jpg</text:p>
          </table:table-cell>
          <table:table-cell office:value-type="string">
            <text:p>[“legs”, “pillows”, “grey”]</text:p>
          </table:table-cell>
        </table:table-row>
        <table:table-row table:style-name="ro1">
          <table:table-cell office:value-type="string">
            <text:p>sofa39.jpg</text:p>
          </table:table-cell>
          <table:table-cell office:value-type="string">
            <text:p>[“legs”, “grey”]</text:p>
          </table:table-cell>
        </table:table-row>
        <table:table-row table:style-name="ro1">
          <table:table-cell office:value-type="string">
            <text:p>sofa40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4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2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3.jpg</text:p>
          </table:table-cell>
          <table:table-cell office:value-type="string">
            <text:p>[“legs”, “pillow”, “cushions”, “grey”]</text:p>
          </table:table-cell>
        </table:table-row>
        <table:table-row table:style-name="ro1">
          <table:table-cell office:value-type="string">
            <text:p>sofa44.jpg</text:p>
          </table:table-cell>
          <table:table-cell office:value-type="string">
            <text:p>[“legs”, “cushion”, “blue”]</text:p>
          </table:table-cell>
        </table:table-row>
        <table:table-row table:style-name="ro1">
          <table:table-cell office:value-type="string">
            <text:p>sofa45.jpg</text:p>
          </table:table-cell>
          <table:table-cell office:value-type="string">
            <text:p>[“legs”, “cushions”, “blue”]</text:p>
          </table:table-cell>
        </table:table-row>
        <table:table-row table:style-name="ro1">
          <table:table-cell office:value-type="string">
            <text:p>sofa46.jpg</text:p>
          </table:table-cell>
          <table:table-cell office:value-type="string">
            <text:p>[“legs”, “cushions”, “blue”]</text:p>
          </table:table-cell>
        </table:table-row>
        <table:table-row table:style-name="ro1">
          <table:table-cell office:value-type="string">
            <text:p>sofa47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8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49.jpg</text:p>
          </table:table-cell>
          <table:table-cell office:value-type="string">
            <text:p>[“legs”, “cushions”, “black”]</text:p>
          </table:table-cell>
        </table:table-row>
        <table:table-row table:style-name="ro1">
          <table:table-cell office:value-type="string">
            <text:p>sofa50.jpg</text:p>
          </table:table-cell>
          <table:table-cell office:value-type="string">
            <text:p>[“legs”, “pillows”, “red”]</text:p>
          </table:table-cell>
        </table:table-row>
        <table:table-row table:style-name="ro1">
          <table:table-cell office:value-type="string">
            <text:p>sofa51.jpg</text:p>
          </table:table-cell>
          <table:table-cell office:value-type="string">
            <text:p>[“legs”, “cushions”, “red”]</text:p>
          </table:table-cell>
        </table:table-row>
        <table:table-row table:style-name="ro1">
          <table:table-cell office:value-type="string">
            <text:p>sofa52.jpg</text:p>
          </table:table-cell>
          <table:table-cell office:value-type="string">
            <text:p>[“legs”, “cushions”, “red”]</text:p>
          </table:table-cell>
        </table:table-row>
        <table:table-row table:style-name="ro1">
          <table:table-cell office:value-type="string">
            <text:p>sofa53.jpg</text:p>
          </table:table-cell>
          <table:table-cell office:value-type="string">
            <text:p>[“legs”, “pillows”, “cushions”, “red”]</text:p>
          </table:table-cell>
        </table:table-row>
        <table:table-row table:style-name="ro1">
          <table:table-cell office:value-type="string">
            <text:p>sofa54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55.jpg</text:p>
          </table:table-cell>
          <table:table-cell office:value-type="string">
            <text:p>[“legs”, “cushions”, “beige”]</text:p>
          </table:table-cell>
        </table:table-row>
        <table:table-row table:style-name="ro1">
          <table:table-cell office:value-type="string">
            <text:p>sofa56.jpg</text:p>
          </table:table-cell>
          <table:table-cell office:value-type="string">
            <text:p>[“legs”, “cushions”, “brown”]</text:p>
          </table:table-cell>
        </table:table-row>
        <table:table-row table:style-name="ro1">
          <table:table-cell office:value-type="string">
            <text:p>sofa57.jpg</text:p>
          </table:table-cell>
          <table:table-cell office:value-type="string">
            <text:p>[“legs”, “yellow”]</text:p>
          </table:table-cell>
        </table:table-row>
        <table:table-row table:style-name="ro1">
          <table:table-cell office:value-type="string">
            <text:p>sofa58.jpg</text:p>
          </table:table-cell>
          <table:table-cell office:value-type="string">
            <text:p>[“legs”, “beige”]</text:p>
          </table:table-cell>
        </table:table-row>
        <table:table-row table:style-name="ro1">
          <table:table-cell office:value-type="string">
            <text:p>sofa59.jpg</text:p>
          </table:table-cell>
          <table:table-cell office:value-type="string">
            <text:p>[“legs”, “green”]</text:p>
          </table:table-cell>
        </table:table-row>
        <table:table-row table:style-name="ro1">
          <table:table-cell office:value-type="string">
            <text:p>sofa60.jpg</text:p>
          </table:table-cell>
          <table:table-cell office:value-type="string">
            <text:p>[“legs”, “cushion”, “pillows”, “green”]</text:p>
          </table:table-cell>
        </table:table-row>
        <table:table-row table:style-name="ro1">
          <table:table-cell office:value-type="string">
            <text:p>sofa61.jpg</text:p>
          </table:table-cell>
          <table:table-cell office:value-type="string">
            <text:p>[“legs”, “pillows”, “blue”]</text:p>
          </table:table-cell>
        </table:table-row>
        <table:table-row table:style-name="ro1">
          <table:table-cell office:value-type="string">
            <text:p>sofa62.jpg</text:p>
          </table:table-cell>
          <table:table-cell office:value-type="string">
            <text:p>[“legs”, “cushions”, “grey”]</text:p>
          </table:table-cell>
        </table:table-row>
        <table:table-row table:style-name="ro1">
          <table:table-cell office:value-type="string">
            <text:p>sofa63.jpg</text:p>
          </table:table-cell>
          <table:table-cell office:value-type="string">
            <text:p>[“legs”, “pillows”, “grey”]</text:p>
          </table:table-cell>
        </table:table-row>
        <table:table-row table:style-name="ro1">
          <table:table-cell office:value-type="string">
            <text:p>sofa64.jpg</text:p>
          </table:table-cell>
          <table:table-cell office:value-type="string">
            <text:p>[“cushion”, “grey”]</text:p>
          </table:table-cell>
        </table:table-row>
        <table:table-row table:style-name="ro1">
          <table:table-cell office:value-type="string">
            <text:p>sofa65.jpg</text:p>
          </table:table-cell>
          <table:table-cell office:value-type="string">
            <text:p>[“cushion”, “grey”]</text:p>
          </table:table-cell>
        </table:table-row>
        <table:table-row table:style-name="ro1">
          <table:table-cell office:value-type="string">
            <text:p>sofa66.jpg</text:p>
          </table:table-cell>
          <table:table-cell office:value-type="string">
            <text:p>[“cushions”, “grey”]</text:p>
          </table:table-cell>
        </table:table-row>
        <table:table-row table:style-name="ro1">
          <table:table-cell office:value-type="string">
            <text:p>sofa67.jpg</text:p>
          </table:table-cell>
          <table:table-cell office:value-type="string">
            <text:p>[“legs”, “cushion”, “red”]</text:p>
          </table:table-cell>
        </table:table-row>
        <table:table-row table:style-name="ro1">
          <table:table-cell office:value-type="string">
            <text:p>sofa68.jpg</text:p>
          </table:table-cell>
          <table:table-cell office:value-type="string">
            <text:p>[“legs”, “pillows”, “cushions”, “red”]</text:p>
          </table:table-cell>
        </table:table-row>
        <table:table-row table:style-name="ro1">
          <table:table-cell office:value-type="string">
            <text:p>sofa69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0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1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2.jpg</text:p>
          </table:table-cell>
          <table:table-cell office:value-type="string">
            <text:p>[“legs”, “pillows”, “cushions”, “beige”]</text:p>
          </table:table-cell>
        </table:table-row>
        <table:table-row table:style-name="ro1">
          <table:table-cell office:value-type="string">
            <text:p>sofa73.jpg</text:p>
          </table:table-cell>
          <table:table-cell office:value-type="string">
            <text:p>[“legs”, “pillows”, “cushions”, “grey”]</text:p>
          </table:table-cell>
        </table:table-row>
        <table:table-row table:style-name="ro1">
          <table:table-cell office:value-type="string">
            <text:p>sofa74.jpg</text:p>
          </table:table-cell>
          <table:table-cell office:value-type="string">
            <text:p>[“legs”, “cushions”, “white”]</text:p>
          </table:table-cell>
        </table:table-row>
        <table:table-row table:style-name="ro1">
          <table:table-cell office:value-type="string">
            <text:p>sofa75.jpg</text:p>
          </table:table-cell>
          <table:table-cell office:value-type="string">
            <text:p>[“legs”, “cushions”, “beige”]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1">11/01/2018</text:date>, <text:time>14:03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y Venkatesh</meta:initial-creator>
    <meta:creation-date>2018-10-09T08:47:20.30</meta:creation-date>
    <dc:date>2018-11-01T14:03:17.99</dc:date>
    <dc:creator>Akshay Venkatesh</dc:creator>
    <meta:editing-duration>PT19H56M2S</meta:editing-duration>
    <meta:editing-cycles>21</meta:editing-cycles>
    <meta:generator>OpenOffice/4.1.3$Win32 OpenOffice.org_project/413m1$Build-9783</meta:generator>
    <meta:document-statistic meta:table-count="3" meta:cell-count="502" meta:object-count="0"/>
  </office:meta>
</office:document-meta>
</file>